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4a1" officeooo:paragraph-rsid="001e94a1"/>
    </style:style>
    <style:style style:name="P2" style:family="paragraph" style:parent-style-name="Standard">
      <style:text-properties officeooo:rsid="001f3522" officeooo:paragraph-rsid="001f3522"/>
    </style:style>
    <style:style style:name="P3" style:family="paragraph" style:parent-style-name="Standard">
      <style:text-properties officeooo:rsid="001f3522" officeooo:paragraph-rsid="00210c48"/>
    </style:style>
    <style:style style:name="P4" style:family="paragraph" style:parent-style-name="Standard">
      <style:text-properties officeooo:rsid="00210c48" officeooo:paragraph-rsid="00210c48"/>
    </style:style>
    <style:style style:name="T1" style:family="text">
      <style:text-properties officeooo:rsid="001f3522"/>
    </style:style>
    <style:style style:name="T2" style:family="text">
      <style:text-properties officeooo:rsid="00210c4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9211e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r ,</text:p>
      <text:p text:style-name="P1"/>
      <text:p text:style-name="P1"><text:span text:style-name="T1">Je reviens </text:span>vers vous concernant votre demande lié a un problème d’installation d’itunes.</text:p>
      <text:p text:style-name="P1">Malheureusement ,cette incident ne rentre pas dans notre perimetre d’intervention.</text:p>
      <text:p text:style-name="P1"/>
      <text:p text:style-name="P1"><text:span text:style-name="T1">Aussi </text:span>, je profite de votre demande pour vous alerter sur la nécessité de différencier les utilisation<text:span text:style-name="T1">s </text:span>personnelle et professionnelle des outils informatique .En effet , <text:span text:style-name="T4">les incidents majeurs</text:span> que nous rencontrons au quotidien sont principalement lié aux enjeux <text:span text:style-name="T2">de sécurité informatique.</text:span></text:p>
      <text:p text:style-name="P1"/>
      <text:p text:style-name="P1">Une perte de données sensible <text:span text:style-name="T1">ou un système </text:span><text:span text:style-name="T2">intra entreprise </text:span><text:span text:style-name="T1">non opérationnel causé par </text:span>une <text:span text:style-name="T1">activité malveillante peut avoir d</text:span><text:span text:style-name="T2">e</text:span><text:span text:style-name="T1">s conséquences irréversible sur l’activité de </text:span><text:span text:style-name="T2">notre </text:span><text:span text:style-name="T1">entreprise .</text:span></text:p>
      <text:p text:style-name="P1"/>
      <text:p text:style-name="P3">Néanmoins ,nous comprenons la nécessité et le besoin de communiquer en permanence avec vos subordonné.</text:p>
      <text:p text:style-name="P3"><text:span text:style-name="T2">Aussi ,Je</text:span> vous propos<text:span text:style-name="T2">e</text:span> de vous fournir un laptop complémentaire dédié a vos outils de communication personnel .<text:span text:style-name="T2">Je vous invite a me transmettre vos besoins </text:span>,nous le configurerons afin de vous permettre <text:span text:style-name="T2">de communiquer en toute sécurité.</text:span></text:p>
      <text:p text:style-name="P2"/>
      <text:p text:style-name="P4">Merci de votre compréhension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09:19:00.375942298</meta:creation-date>
    <dc:date>2024-03-19T09:48:51.413993612</dc:date>
    <meta:editing-duration>PT7M30S</meta:editing-duration>
    <meta:editing-cycles>1</meta:editing-cycles>
    <meta:document-statistic meta:table-count="0" meta:image-count="0" meta:object-count="0" meta:page-count="1" meta:paragraph-count="8" meta:word-count="151" meta:character-count="1017" meta:non-whitespace-character-count="874"/>
    <meta:generator>LibreOffice/7.3.7.2$Linux_X86_64 LibreOffice_project/30$Build-2</meta:generator>
  </office:meta>
</office:document-meta>
</file>